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fo:font-size="16pt" style:font-size-asian="16pt"/>
    </style:style>
    <style:style style:name="P3" style:parent-style-name="Normal" style:family="paragraph">
      <style:text-properties fo:font-weight="bold" style:font-weight-asian="bold" fo:font-size="16pt" style:font-size-asian="16pt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fo:font-weight="bold" style:font-weight-asian="bold" fo:font-size="36pt" style:font-size-asian="36pt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 fo:font-size="36pt" style:font-size-asian="36pt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 fo:font-size="36pt" style:font-size-asian="36pt"/>
    </style:style>
    <style:style style:name="P10" style:parent-style-name="Normal" style:family="paragraph">
      <style:text-properties fo:font-size="6pt" style:font-size-asian="6pt"/>
    </style:style>
    <style:style style:name="P11" style:parent-style-name="NormalWeb" style:family="paragraph">
      <style:paragraph-properties fo:margin-top="0in" fo:margin-bottom="0.1111in" fo:line-height="104%"/>
    </style:style>
    <style:style style:name="T12" style:parent-style-name="DefaultParagraphFont" style:family="text">
      <style:text-properties style:font-name="Calibri" style:font-name-asian="Calibri" fo:font-size="6pt" style:font-size-asian="6pt" style:font-size-complex="6pt"/>
    </style:style>
    <style:style style:name="P13" style:parent-style-name="NormalWeb" style:family="paragraph">
      <style:paragraph-properties fo:margin-top="0in" fo:margin-bottom="0.1111in" fo:line-height="103%"/>
    </style:style>
    <style:style style:name="T14" style:parent-style-name="DefaultParagraphFont" style:family="text">
      <style:text-properties style:font-name="Calibri" style:font-name-asian="Calibri" fo:font-size="6pt" style:font-size-asian="6pt" style:font-size-complex="6pt"/>
    </style:style>
    <style:style style:name="P15" style:parent-style-name="NormalWeb" style:family="paragraph">
      <style:paragraph-properties fo:margin-top="0in" fo:margin-bottom="0.1111in" fo:line-height="103%"/>
    </style:style>
    <style:style style:name="T16" style:parent-style-name="DefaultParagraphFont" style:family="text">
      <style:text-properties style:font-name="Calibri" style:font-name-asian="Calibri" fo:font-size="6pt" style:font-size-asian="6pt" style:font-size-complex="6pt"/>
    </style:style>
    <style:style style:family="graphic" style:name="a123">
      <style:graphic-properties draw:fill="bitmap" draw:fill-image-name="a122" style:repeat="repeat" draw:fill-image-ref-point="top-left" draw:opacity="100%" draw:stroke="solid" svg:stroke-width="0.01389in" svg:stroke-color="#a9d18e" svg:stroke-opacity="100%" draw:stroke-linejoin="miter" svg:stroke-linecap="butt"/>
    </style:style>
    <style:style style:family="graphic" style:name="a125">
      <style:graphic-properties draw:fill="bitmap" draw:fill-image-name="a124" style:repeat="repeat" draw:fill-image-ref-point="top-left" draw:opacity="100%" draw:stroke="solid" svg:stroke-width="0.04167in" svg:stroke-color="#a9d18e" svg:stroke-opacity="100%" draw:stroke-linejoin="miter" svg:stroke-linecap="butt"/>
    </style:style>
    <style:style style:family="graphic" style:name="a30">
      <style:graphic-properties draw:fill="none" draw:stroke="solid" svg:stroke-width="0.04167in" svg:stroke-color="#a9d18e" svg:stroke-opacity="100%" draw:stroke-linejoin="miter" svg:stroke-linecap="butt"/>
    </style:style>
    <style:style style:family="graphic" style:name="a31">
      <style:graphic-properties draw:fill="none" draw:stroke="solid" svg:stroke-width="0.04167in" svg:stroke-color="#a9d18e" svg:stroke-opacity="100%" draw:stroke-linejoin="miter" svg:stroke-linecap="butt"/>
    </style:style>
    <style:style style:family="graphic" style:name="a127">
      <style:graphic-properties draw:fill="bitmap" draw:fill-image-name="a126" style:repeat="repeat" draw:fill-image-ref-point="top-left" draw:opacity="100%" draw:stroke="solid" svg:stroke-width="0.04167in" svg:stroke-color="#a9d18e" svg:stroke-opacity="100%" draw:stroke-linejoin="miter" svg:stroke-linecap="butt"/>
    </style:style>
    <style:style style:family="graphic" style:name="a32">
      <style:graphic-properties draw:fill="solid" draw:fill-color="#ffffff" draw:opacity="100%" draw:stroke="none"/>
    </style:style>
    <style:style style:family="graphic" style:name="a33">
      <style:graphic-properties draw:fill="solid" draw:fill-color="#a9d18e" draw:opacity="100%" draw:stroke="solid" svg:stroke-width="0.01389in" svg:stroke-color="#a9d18e" svg:stroke-opacity="100%" draw:stroke-linejoin="miter" svg:stroke-linecap="butt"/>
    </style:style>
    <style:style style:family="graphic" style:name="a129">
      <style:graphic-properties draw:fill="bitmap" draw:fill-image-name="a128" style:repeat="repeat" draw:fill-image-ref-point="top-left" draw:opacity="100%" draw:stroke="none"/>
    </style:style>
    <style:style style:family="graphic" style:name="a35">
      <style:graphic-properties draw:fill="none" draw:stroke="solid" svg:stroke-width="0.00694in" svg:stroke-color="#5b9bd5" draw:marker-end="a34" svg:stroke-opacity="100%" draw:stroke-linejoin="miter" svg:stroke-linecap="butt"/>
    </style:style>
    <style:style style:family="graphic" style:name="a37">
      <style:graphic-properties draw:fill="none" draw:stroke="solid" svg:stroke-width="0.00694in" svg:stroke-color="#5b9bd5" draw:marker-end="a36" svg:stroke-opacity="100%" draw:stroke-linejoin="miter" svg:stroke-linecap="butt"/>
    </style:style>
    <style:style style:family="graphic" style:name="a39">
      <style:graphic-properties draw:fill="none" draw:stroke="solid" svg:stroke-width="0.00694in" svg:stroke-color="#5b9bd5" draw:marker-end="a38" svg:stroke-opacity="100%" draw:stroke-linejoin="miter" svg:stroke-linecap="butt"/>
    </style:style>
    <style:style style:family="graphic" style:name="a171">
      <style:graphic-properties draw:fill="bitmap" draw:fill-image-name="a170" style:repeat="repeat" draw:fill-image-ref-point="top-left" draw:opacity="100%" draw:stroke="solid" svg:stroke-width="0.01389in" svg:stroke-color="#41719c" svg:stroke-opacity="100%" draw:stroke-linejoin="miter" svg:stroke-linecap="butt"/>
    </style:style>
    <style:style style:family="graphic" style:name="a172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173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174">
      <style:graphic-properties draw:fill="solid" draw:fill-color="#ffffff" draw:opacity="100%" draw:stroke="none"/>
    </style:style>
    <style:style style:family="graphic" style:name="a175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graphic" style:name="a176">
      <style:graphic-properties draw:fill="none" draw:stroke="solid" svg:stroke-width="0.04167in" svg:stroke-color="#a9d18e" svg:stroke-opacity="100%" draw:stroke-linejoin="miter" svg:stroke-linecap="butt"/>
    </style:style>
    <style:style style:family="graphic" style:name="a81">
      <style:graphic-properties draw:fill="bitmap" draw:fill-image-name="a80" style:repeat="repeat" draw:fill-image-ref-point="top-left" draw:opacity="100%" draw:stroke="none"/>
    </style:style>
    <style:style style:family="graphic" style:name="a177">
      <style:graphic-properties draw:fill="none" draw:stroke="solid" svg:stroke-width="0.04167in" svg:stroke-color="#a9d18e" svg:stroke-opacity="100%" draw:stroke-linejoin="miter" svg:stroke-linecap="butt"/>
    </style:style>
    <style:style style:family="graphic" style:name="a178">
      <style:graphic-properties draw:fill="solid" draw:fill-color="#ffffff" draw:opacity="100%" draw:stroke="none"/>
    </style:style>
    <style:style style:family="graphic" style:name="a83">
      <style:graphic-properties draw:fill="bitmap" draw:fill-image-name="a82" style:repeat="repeat" draw:fill-image-ref-point="top-left" draw:opacity="100%" draw:stroke="solid" svg:stroke-width="0.01389in" svg:stroke-color="#41719c" svg:stroke-opacity="100%" draw:stroke-linejoin="miter" svg:stroke-linecap="butt"/>
    </style:style>
    <style:style style:family="graphic" style:name="a179">
      <style:graphic-properties draw:fill="solid" draw:fill-color="#a9d18e" draw:opacity="100%" draw:stroke="solid" svg:stroke-width="0.01389in" svg:stroke-color="#a9d18e" svg:stroke-opacity="100%" draw:stroke-linejoin="miter" svg:stroke-linecap="butt"/>
    </style:style>
    <style:style style:family="graphic" style:name="a85">
      <style:graphic-properties draw:fill="bitmap" draw:fill-image-name="a84" style:repeat="repeat" draw:fill-image-ref-point="top-left" draw:opacity="100%" draw:stroke="solid" svg:stroke-width="0.04167in" svg:stroke-color="#5b9bd5" svg:stroke-opacity="100%" draw:stroke-linejoin="miter" svg:stroke-linecap="butt"/>
    </style:style>
    <style:style style:family="graphic" style:name="a87">
      <style:graphic-properties draw:fill="bitmap" draw:fill-image-name="a86" style:repeat="repeat" draw:fill-image-ref-point="top-left" draw:opacity="100%" draw:stroke="solid" svg:stroke-width="0.04167in" svg:stroke-color="#5b9bd5" svg:stroke-opacity="100%" draw:stroke-linejoin="miter" svg:stroke-linecap="butt"/>
    </style:style>
    <style:style style:family="graphic" style:name="a89">
      <style:graphic-properties draw:fill="bitmap" draw:fill-image-name="a88" style:repeat="repeat" draw:fill-image-ref-point="top-left" draw:opacity="100%" draw:stroke="none"/>
    </style:style>
    <style:style style:family="graphic" style:name="a131">
      <style:graphic-properties draw:fill="bitmap" draw:fill-image-name="a130" style:repeat="repeat" draw:fill-image-ref-point="top-left" draw:opacity="100%" draw:stroke="solid" svg:stroke-width="0.01389in" svg:stroke-color="#a9d18e" svg:stroke-opacity="100%" draw:stroke-linejoin="miter" svg:stroke-linecap="butt"/>
    </style:style>
    <style:style style:family="graphic" style:name="a133">
      <style:graphic-properties draw:fill="bitmap" draw:fill-image-name="a132" style:repeat="repeat" draw:fill-image-ref-point="top-left" draw:opacity="100%" draw:stroke="solid" svg:stroke-width="0.04167in" svg:stroke-color="#a9d18e" svg:stroke-opacity="100%" draw:stroke-linejoin="miter" svg:stroke-linecap="butt"/>
    </style:style>
    <style:style style:family="graphic" style:name="a135">
      <style:graphic-properties draw:fill="bitmap" draw:fill-image-name="a134" style:repeat="repeat" draw:fill-image-ref-point="top-left" draw:opacity="100%" draw:stroke="solid" svg:stroke-width="0.04167in" svg:stroke-color="#a9d18e" svg:stroke-opacity="100%" draw:stroke-linejoin="miter" svg:stroke-linecap="butt"/>
    </style:style>
    <style:style style:family="graphic" style:name="a41">
      <style:graphic-properties draw:fill="none" draw:stroke="solid" svg:stroke-width="0.00694in" svg:stroke-color="#5b9bd5" draw:marker-end="a40" svg:stroke-opacity="100%" draw:stroke-linejoin="miter" svg:stroke-linecap="butt"/>
    </style:style>
    <style:style style:family="graphic" style:name="a137">
      <style:graphic-properties draw:fill="bitmap" draw:fill-image-name="a136" style:repeat="repeat" draw:fill-image-ref-point="top-left" draw:opacity="100%" draw:stroke="none"/>
    </style:style>
    <style:style style:family="graphic" style:name="a43">
      <style:graphic-properties draw:fill="none" draw:stroke="solid" svg:stroke-width="0.00694in" svg:stroke-color="#5b9bd5" draw:marker-end="a42" svg:stroke-opacity="100%" draw:stroke-linejoin="miter" svg:stroke-linecap="butt"/>
    </style:style>
    <style:style style:family="graphic" style:name="a139">
      <style:graphic-properties draw:fill="bitmap" draw:fill-image-name="a138" style:repeat="repeat" draw:fill-image-ref-point="top-left" draw:opacity="100%" draw:stroke="solid" svg:stroke-width="0.01389in" svg:stroke-color="#a9d18e" svg:stroke-opacity="100%" draw:stroke-linejoin="miter" svg:stroke-linecap="butt"/>
    </style:style>
    <style:style style:family="graphic" style:name="a45">
      <style:graphic-properties draw:fill="bitmap" draw:fill-image-name="a44" style:repeat="repeat" draw:fill-image-ref-point="top-left" draw:opacity="100%" draw:stroke="solid" svg:stroke-width="0.04167in" svg:stroke-color="#5b9bd5" svg:stroke-opacity="100%" draw:stroke-linejoin="miter" svg:stroke-linecap="butt"/>
    </style:style>
    <style:style style:family="graphic" style:name="a47">
      <style:graphic-properties draw:fill="bitmap" draw:fill-image-name="a46" style:repeat="repeat" draw:fill-image-ref-point="top-left" draw:opacity="100%" draw:stroke="solid" svg:stroke-width="0.04167in" svg:stroke-color="#5b9bd5" svg:stroke-opacity="100%" draw:stroke-linejoin="miter" svg:stroke-linecap="butt"/>
    </style:style>
    <style:style style:family="graphic" style:name="a49">
      <style:graphic-properties draw:fill="bitmap" draw:fill-image-name="a48" style:repeat="repeat" draw:fill-image-ref-point="top-left" draw:opacity="100%" draw:stroke="none"/>
    </style:style>
    <style:style style:family="graphic" style:name="a180" style:parent-style-name="Graphics">
      <style:graphic-properties fo:wrap-option="wrap" fo:padding-top="0.05746in" fo:padding-bottom="0.05746in" fo:padding-left="0.11491in" fo:padding-right="0.114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1" style:parent-style-name="Graphics">
      <style:graphic-properties fo:wrap-option="wrap" fo:padding-top="0.05746in" fo:padding-bottom="0.05746in" fo:padding-left="0.11491in" fo:padding-right="0.114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2" style:parent-style-name="Graphics">
      <style:graphic-properties fo:wrap-option="wrap" fo:padding-top="0.05746in" fo:padding-bottom="0.05746in" fo:padding-left="0.11491in" fo:padding-right="0.114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fo:wrap-option="wrap" fo:padding-top="0.05746in" fo:padding-bottom="0.05746in" fo:padding-left="0.11491in" fo:padding-right="0.114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">
      <style:graphic-properties draw:fill="none" draw:stroke="solid" svg:stroke-width="0.01389in" svg:stroke-color="#41719c" svg:stroke-opacity="100%" draw:stroke-linejoin="miter" svg:stroke-linecap="butt"/>
    </style:style>
    <style:style style:family="graphic" style:name="a185">
      <style:graphic-properties/>
    </style:style>
    <style:style style:family="graphic" style:name="a91">
      <style:graphic-properties draw:fill="bitmap" draw:fill-image-name="a90" style:repeat="repeat" draw:fill-image-ref-point="top-left" draw:opacity="100%" draw:stroke="solid" svg:stroke-width="0.01389in" svg:stroke-color="#41719c" svg:stroke-opacity="100%" draw:stroke-linejoin="miter" svg:stroke-linecap="butt"/>
    </style:style>
    <style:style style:family="graphic" style:name="a186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187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93">
      <style:graphic-properties draw:fill="bitmap" draw:fill-image-name="a92" style:repeat="repeat" draw:fill-image-ref-point="top-left" draw:opacity="100%" draw:stroke="solid" svg:stroke-width="0.04167in" svg:stroke-color="#5b9bd5" svg:stroke-opacity="100%" draw:stroke-linejoin="miter" svg:stroke-linecap="butt"/>
    </style:style>
    <style:style style:family="graphic" style:name="a188">
      <style:graphic-properties draw:fill="solid" draw:fill-color="#ffffff" draw:opacity="100%" draw:stroke="none"/>
    </style:style>
    <style:style style:family="graphic" style:name="a189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graphic" style:name="a95">
      <style:graphic-properties draw:fill="bitmap" draw:fill-image-name="a94" style:repeat="repeat" draw:fill-image-ref-point="top-left" draw:opacity="100%" draw:stroke="solid" svg:stroke-width="0.04167in" svg:stroke-color="#5b9bd5" svg:stroke-opacity="100%" draw:stroke-linejoin="miter" svg:stroke-linecap="butt"/>
    </style:style>
    <style:style style:family="graphic" style:name="a97">
      <style:graphic-properties draw:fill="bitmap" draw:fill-image-name="a96" style:repeat="repeat" draw:fill-image-ref-point="top-left" draw:opacity="100%" draw:stroke="none"/>
    </style:style>
    <style:style style:family="graphic" style:name="a99">
      <style:graphic-properties draw:fill="bitmap" draw:fill-image-name="a98" style:repeat="repeat" draw:fill-image-ref-point="top-left" draw:opacity="100%" draw:stroke="solid" svg:stroke-width="0.01389in" svg:stroke-color="#41719c" svg:stroke-opacity="100%" draw:stroke-linejoin="miter" svg:stroke-linecap="butt"/>
    </style:style>
    <style:style style:family="graphic" style:name="a141">
      <style:graphic-properties draw:fill="bitmap" draw:fill-image-name="a140" style:repeat="repeat" draw:fill-image-ref-point="top-left" draw:opacity="100%" draw:stroke="solid" svg:stroke-width="0.04167in" svg:stroke-color="#a9d18e" svg:stroke-opacity="100%" draw:stroke-linejoin="miter" svg:stroke-linecap="butt"/>
    </style:style>
    <style:style style:family="graphic" style:name="a143">
      <style:graphic-properties draw:fill="bitmap" draw:fill-image-name="a142" style:repeat="repeat" draw:fill-image-ref-point="top-left" draw:opacity="100%" draw:stroke="solid" svg:stroke-width="0.04167in" svg:stroke-color="#a9d18e" svg:stroke-opacity="100%" draw:stroke-linejoin="miter" svg:stroke-linecap="butt"/>
    </style:style>
    <style:style style:family="graphic" style:name="a145">
      <style:graphic-properties draw:fill="bitmap" draw:fill-image-name="a144" style:repeat="repeat" draw:fill-image-ref-point="top-left" draw:opacity="100%" draw:stroke="none"/>
    </style:style>
    <style:style style:family="graphic" style:name="a51">
      <style:graphic-properties draw:fill="bitmap" draw:fill-image-name="a50" style:repeat="repeat" draw:fill-image-ref-point="top-left" draw:opacity="100%" draw:stroke="solid" svg:stroke-width="0.01389in" svg:stroke-color="#41719c" svg:stroke-opacity="100%" draw:stroke-linejoin="miter" svg:stroke-linecap="butt"/>
    </style:style>
    <style:style style:family="graphic" style:name="a147">
      <style:graphic-properties draw:fill="bitmap" draw:fill-image-name="a146" style:repeat="repeat" draw:fill-image-ref-point="top-left" draw:opacity="100%" draw:stroke="solid" svg:stroke-width="0.01389in" svg:stroke-color="#a9d18e" svg:stroke-opacity="100%" draw:stroke-linejoin="miter" svg:stroke-linecap="butt"/>
    </style:style>
    <style:style style:family="graphic" style:name="a53">
      <style:graphic-properties draw:fill="bitmap" draw:fill-image-name="a52" style:repeat="repeat" draw:fill-image-ref-point="top-left" draw:opacity="100%" draw:stroke="solid" svg:stroke-width="0.04167in" svg:stroke-color="#5b9bd5" svg:stroke-opacity="100%" draw:stroke-linejoin="miter" svg:stroke-linecap="butt"/>
    </style:style>
    <style:style style:family="graphic" style:name="a149">
      <style:graphic-properties draw:fill="bitmap" draw:fill-image-name="a148" style:repeat="repeat" draw:fill-image-ref-point="top-left" draw:opacity="100%" draw:stroke="solid" svg:stroke-width="0.04167in" svg:stroke-color="#a9d18e" svg:stroke-opacity="100%" draw:stroke-linejoin="miter" svg:stroke-linecap="butt"/>
    </style:style>
    <style:style style:family="graphic" style:name="a55">
      <style:graphic-properties draw:fill="bitmap" draw:fill-image-name="a54" style:repeat="repeat" draw:fill-image-ref-point="top-left" draw:opacity="100%" draw:stroke="solid" svg:stroke-width="0.04167in" svg:stroke-color="#5b9bd5" svg:stroke-opacity="100%" draw:stroke-linejoin="miter" svg:stroke-linecap="butt"/>
    </style:style>
    <style:style style:family="graphic" style:name="a57">
      <style:graphic-properties draw:fill="bitmap" draw:fill-image-name="a56" style:repeat="repeat" draw:fill-image-ref-point="top-left" draw:opacity="100%" draw:stroke="none"/>
    </style:style>
    <style:style style:family="graphic" style:name="a59">
      <style:graphic-properties draw:fill="bitmap" draw:fill-image-name="a58" style:repeat="repeat" draw:fill-image-ref-point="top-left" draw:opacity="100%" draw:stroke="solid" svg:stroke-width="0.01389in" svg:stroke-color="#41719c" svg:stroke-opacity="100%" draw:stroke-linejoin="miter" svg:stroke-linecap="butt"/>
    </style:style>
    <style:style style:family="graphic" style:name="a0" style:parent-style-name="Graphics">
      <style:graphic-properties fo:wrap-option="no-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0">
      <style:graphic-properties/>
    </style:style>
    <style:style style:family="graphic" style:name="a191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1" style:parent-style-name="Graphics">
      <style:graphic-properties fo:wrap-option="no-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2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none" draw:stroke="solid" svg:stroke-width="0.03125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3">
      <style:graphic-properties draw:fill="solid" draw:fill-color="#ffffff" draw:opacity="100%" draw:stroke="none"/>
    </style:style>
    <style:style style:family="graphic" style:name="a4">
      <style:graphic-properties style:wrap="run-through" style:run-through="foreground" draw:fill="none" draw:stroke="solid" svg:stroke-width="0.03125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4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5">
      <style:graphic-properties/>
    </style:style>
    <style:style style:family="graphic" style:name="a101">
      <style:graphic-properties draw:fill="bitmap" draw:fill-image-name="a100" style:repeat="repeat" draw:fill-image-ref-point="top-left" draw:opacity="100%" draw:stroke="solid" svg:stroke-width="0.04167in" svg:stroke-color="#a9d18e" svg:stroke-opacity="100%" draw:stroke-linejoin="miter" svg:stroke-linecap="but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none" draw:stroke="solid" svg:stroke-width="0.03125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3">
      <style:graphic-properties draw:fill="bitmap" draw:fill-image-name="a102" style:repeat="repeat" draw:fill-image-ref-point="top-left" draw:opacity="100%" draw:stroke="solid" svg:stroke-width="0.04167in" svg:stroke-color="#a9d18e" svg:stroke-opacity="100%" draw:stroke-linejoin="miter" svg:stroke-linecap="butt"/>
    </style:style>
    <style:style style:family="graphic" style:name="a8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5">
      <style:graphic-properties draw:fill="bitmap" draw:fill-image-name="a104" style:repeat="repeat" draw:fill-image-ref-point="top-left" draw:opacity="100%" draw:stroke="none"/>
    </style:style>
    <style:style style:family="graphic" style:name="a10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11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107">
      <style:graphic-properties draw:fill="bitmap" draw:fill-image-name="a106" style:repeat="repeat" draw:fill-image-ref-point="top-left" draw:opacity="100%" draw:stroke="solid" svg:stroke-width="0.01389in" svg:stroke-color="#a9d18e" svg:stroke-opacity="100%" draw:stroke-linejoin="miter" svg:stroke-linecap="butt"/>
    </style:style>
    <style:style style:family="graphic" style:name="a12">
      <style:graphic-properties draw:fill="solid" draw:fill-color="#ffffff" draw:opacity="100%" draw:stroke="none"/>
    </style:style>
    <style:style style:family="graphic" style:name="a13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graphic" style:name="a109">
      <style:graphic-properties draw:fill="bitmap" draw:fill-image-name="a108" style:repeat="repeat" draw:fill-image-ref-point="top-left" draw:opacity="100%" draw:stroke="solid" svg:stroke-width="0.04167in" svg:stroke-color="#a9d18e" svg:stroke-opacity="100%" draw:stroke-linejoin="miter" svg:stroke-linecap="butt"/>
    </style:style>
    <style:style style:family="graphic" style:name="a14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15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16">
      <style:graphic-properties draw:fill="solid" draw:fill-color="#ffffff" draw:opacity="100%" draw:stroke="none"/>
    </style:style>
    <style:style style:family="graphic" style:name="a17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graphic" style:name="a18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19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151">
      <style:graphic-properties draw:fill="bitmap" draw:fill-image-name="a150" style:repeat="repeat" draw:fill-image-ref-point="top-left" draw:opacity="100%" draw:stroke="solid" svg:stroke-width="0.04167in" svg:stroke-color="#a9d18e" svg:stroke-opacity="100%" draw:stroke-linejoin="miter" svg:stroke-linecap="butt"/>
    </style:style>
    <style:style style:family="graphic" style:name="a153">
      <style:graphic-properties draw:fill="bitmap" draw:fill-image-name="a152" style:repeat="repeat" draw:fill-image-ref-point="top-left" draw:opacity="100%" draw:stroke="none"/>
    </style:style>
    <style:style style:family="graphic" style:name="a155">
      <style:graphic-properties draw:fill="bitmap" draw:fill-image-name="a154" style:repeat="repeat" draw:fill-image-ref-point="top-left" draw:opacity="100%" draw:stroke="solid" svg:stroke-width="0.01389in" svg:stroke-color="#a9d18e" svg:stroke-opacity="100%" draw:stroke-linejoin="miter" svg:stroke-linecap="butt"/>
    </style:style>
    <style:style style:family="graphic" style:name="a61">
      <style:graphic-properties draw:fill="bitmap" draw:fill-image-name="a60" style:repeat="repeat" draw:fill-image-ref-point="top-left" draw:opacity="100%" draw:stroke="solid" svg:stroke-width="0.04167in" svg:stroke-color="#5b9bd5" svg:stroke-opacity="100%" draw:stroke-linejoin="miter" svg:stroke-linecap="butt"/>
    </style:style>
    <style:style style:family="graphic" style:name="a157">
      <style:graphic-properties draw:fill="bitmap" draw:fill-image-name="a156" style:repeat="repeat" draw:fill-image-ref-point="top-left" draw:opacity="100%" draw:stroke="solid" svg:stroke-width="0.04167in" svg:stroke-color="#a9d18e" svg:stroke-opacity="100%" draw:stroke-linejoin="miter" svg:stroke-linecap="butt"/>
    </style:style>
    <style:style style:family="graphic" style:name="a63">
      <style:graphic-properties draw:fill="bitmap" draw:fill-image-name="a62" style:repeat="repeat" draw:fill-image-ref-point="top-left" draw:opacity="100%" draw:stroke="solid" svg:stroke-width="0.04167in" svg:stroke-color="#5b9bd5" svg:stroke-opacity="100%" draw:stroke-linejoin="miter" svg:stroke-linecap="butt"/>
    </style:style>
    <style:style style:family="graphic" style:name="a159">
      <style:graphic-properties draw:fill="bitmap" draw:fill-image-name="a158" style:repeat="repeat" draw:fill-image-ref-point="top-left" draw:opacity="100%" draw:stroke="solid" svg:stroke-width="0.04167in" svg:stroke-color="#a9d18e" svg:stroke-opacity="100%" draw:stroke-linejoin="miter" svg:stroke-linecap="butt"/>
    </style:style>
    <style:style style:family="graphic" style:name="a65">
      <style:graphic-properties draw:fill="bitmap" draw:fill-image-name="a64" style:repeat="repeat" draw:fill-image-ref-point="top-left" draw:opacity="100%" draw:stroke="none"/>
    </style:style>
    <style:style style:family="graphic" style:name="a67">
      <style:graphic-properties draw:fill="bitmap" draw:fill-image-name="a66" style:repeat="repeat" draw:fill-image-ref-point="top-left" draw:opacity="100%" draw:stroke="solid" svg:stroke-width="0.01389in" svg:stroke-color="#41719c" svg:stroke-opacity="100%" draw:stroke-linejoin="miter" svg:stroke-linecap="butt"/>
    </style:style>
    <style:style style:family="graphic" style:name="a69">
      <style:graphic-properties draw:fill="bitmap" draw:fill-image-name="a68" style:repeat="repeat" draw:fill-image-ref-point="top-left" draw:opacity="100%" draw:stroke="solid" svg:stroke-width="0.04167in" svg:stroke-color="#5b9bd5" svg:stroke-opacity="100%" draw:stroke-linejoin="miter" svg:stroke-linecap="butt"/>
    </style:style>
    <style:style style:family="graphic" style:name="a111">
      <style:graphic-properties draw:fill="bitmap" draw:fill-image-name="a110" style:repeat="repeat" draw:fill-image-ref-point="top-left" draw:opacity="100%" draw:stroke="solid" svg:stroke-width="0.04167in" svg:stroke-color="#a9d18e" svg:stroke-opacity="100%" draw:stroke-linejoin="miter" svg:stroke-linecap="butt"/>
    </style:style>
    <style:style style:family="graphic" style:name="a113">
      <style:graphic-properties draw:fill="bitmap" draw:fill-image-name="a112" style:repeat="repeat" draw:fill-image-ref-point="top-left" draw:opacity="100%" draw:stroke="none"/>
    </style:style>
    <style:style style:family="graphic" style:name="a20">
      <style:graphic-properties draw:fill="solid" draw:fill-color="#ffffff" draw:opacity="100%" draw:stroke="none"/>
    </style:style>
    <style:style style:family="graphic" style:name="a115">
      <style:graphic-properties draw:fill="bitmap" draw:fill-image-name="a114" style:repeat="repeat" draw:fill-image-ref-point="top-left" draw:opacity="100%" draw:stroke="solid" svg:stroke-width="0.01389in" svg:stroke-color="#a9d18e" svg:stroke-opacity="100%" draw:stroke-linejoin="miter" svg:stroke-linecap="butt"/>
    </style:style>
    <style:style style:family="graphic" style:name="a21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graphic" style:name="a22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117">
      <style:graphic-properties draw:fill="bitmap" draw:fill-image-name="a116" style:repeat="repeat" draw:fill-image-ref-point="top-left" draw:opacity="100%" draw:stroke="solid" svg:stroke-width="0.04167in" svg:stroke-color="#a9d18e" svg:stroke-opacity="100%" draw:stroke-linejoin="miter" svg:stroke-linecap="butt"/>
    </style:style>
    <style:style style:family="graphic" style:name="a23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24">
      <style:graphic-properties draw:fill="solid" draw:fill-color="#ffffff" draw:opacity="100%" draw:stroke="none"/>
    </style:style>
    <style:style style:family="graphic" style:name="a119">
      <style:graphic-properties draw:fill="bitmap" draw:fill-image-name="a118" style:repeat="repeat" draw:fill-image-ref-point="top-left" draw:opacity="100%" draw:stroke="solid" svg:stroke-width="0.04167in" svg:stroke-color="#a9d18e" svg:stroke-opacity="100%" draw:stroke-linejoin="miter" svg:stroke-linecap="butt"/>
    </style:style>
    <style:style style:family="graphic" style:name="a25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graphic" style:name="a26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27">
      <style:graphic-properties draw:fill="none" draw:stroke="solid" svg:stroke-width="0.04167in" svg:stroke-color="#5b9bd5" svg:stroke-opacity="100%" draw:stroke-linejoin="miter" svg:stroke-linecap="butt"/>
    </style:style>
    <style:style style:family="graphic" style:name="a28">
      <style:graphic-properties draw:fill="solid" draw:fill-color="#ffffff" draw:opacity="100%" draw:stroke="none"/>
    </style:style>
    <style:style style:family="graphic" style:name="a29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graphic" style:name="a161">
      <style:graphic-properties draw:fill="bitmap" draw:fill-image-name="a160" style:repeat="repeat" draw:fill-image-ref-point="top-left" draw:opacity="100%" draw:stroke="none"/>
    </style:style>
    <style:style style:family="graphic" style:name="a163">
      <style:graphic-properties draw:fill="bitmap" draw:fill-image-name="a162" style:repeat="repeat" draw:fill-image-ref-point="top-left" draw:opacity="100%" draw:stroke="solid" svg:stroke-width="0.01389in" svg:stroke-color="#a9d18e" svg:stroke-opacity="100%" draw:stroke-linejoin="miter" svg:stroke-linecap="butt"/>
    </style:style>
    <style:style style:family="graphic" style:name="a165">
      <style:graphic-properties draw:fill="bitmap" draw:fill-image-name="a164" style:repeat="repeat" draw:fill-image-ref-point="top-left" draw:opacity="100%" draw:stroke="solid" svg:stroke-width="0.04167in" svg:stroke-color="#5b9bd5" svg:stroke-opacity="100%" draw:stroke-linejoin="miter" svg:stroke-linecap="butt"/>
    </style:style>
    <style:style style:family="graphic" style:name="a71">
      <style:graphic-properties draw:fill="bitmap" draw:fill-image-name="a70" style:repeat="repeat" draw:fill-image-ref-point="top-left" draw:opacity="100%" draw:stroke="solid" svg:stroke-width="0.04167in" svg:stroke-color="#5b9bd5" svg:stroke-opacity="100%" draw:stroke-linejoin="miter" svg:stroke-linecap="butt"/>
    </style:style>
    <style:style style:family="graphic" style:name="a167">
      <style:graphic-properties draw:fill="bitmap" draw:fill-image-name="a166" style:repeat="repeat" draw:fill-image-ref-point="top-left" draw:opacity="100%" draw:stroke="solid" svg:stroke-width="0.04167in" svg:stroke-color="#5b9bd5" svg:stroke-opacity="100%" draw:stroke-linejoin="miter" svg:stroke-linecap="butt"/>
    </style:style>
    <style:style style:family="graphic" style:name="a73">
      <style:graphic-properties draw:fill="bitmap" draw:fill-image-name="a72" style:repeat="repeat" draw:fill-image-ref-point="top-left" draw:opacity="100%" draw:stroke="none"/>
    </style:style>
    <style:style style:family="graphic" style:name="a169">
      <style:graphic-properties draw:fill="bitmap" draw:fill-image-name="a168" style:repeat="repeat" draw:fill-image-ref-point="top-left" draw:opacity="100%" draw:stroke="none"/>
    </style:style>
    <style:style style:family="graphic" style:name="a75">
      <style:graphic-properties draw:fill="bitmap" draw:fill-image-name="a74" style:repeat="repeat" draw:fill-image-ref-point="top-left" draw:opacity="100%" draw:stroke="solid" svg:stroke-width="0.01389in" svg:stroke-color="#41719c" svg:stroke-opacity="100%" draw:stroke-linejoin="miter" svg:stroke-linecap="butt"/>
    </style:style>
    <style:style style:family="graphic" style:name="a77">
      <style:graphic-properties draw:fill="bitmap" draw:fill-image-name="a76" style:repeat="repeat" draw:fill-image-ref-point="top-left" draw:opacity="100%" draw:stroke="solid" svg:stroke-width="0.04167in" svg:stroke-color="#5b9bd5" svg:stroke-opacity="100%" draw:stroke-linejoin="miter" svg:stroke-linecap="butt"/>
    </style:style>
    <style:style style:family="graphic" style:name="a79">
      <style:graphic-properties draw:fill="bitmap" draw:fill-image-name="a78" style:repeat="repeat" draw:fill-image-ref-point="top-left" draw:opacity="100%" draw:stroke="solid" svg:stroke-width="0.04167in" svg:stroke-color="#5b9bd5" svg:stroke-opacity="100%" draw:stroke-linejoin="miter" svg:stroke-linecap="butt"/>
    </style:style>
    <style:style style:family="graphic" style:name="a121">
      <style:graphic-properties draw:fill="bitmap" draw:fill-image-name="a120" style:repeat="repeat" draw:fill-image-ref-point="top-left" draw:opacity="100%" draw:stroke="none"/>
    </style:style>
  </office:automatic-styles>
  <office:body>
    <office:text text:use-soft-page-breaks="true">
      <text:p text:style-name="P1"><draw:frame draw:z-index="251677696" draw:id="id0" draw:style-name="a0" draw:name="Text Box 182" text:anchor-type="paragraph" svg:x="8.66597in" svg:y="5.76667in" svg:width="1.49028in" svg:height="0.37153in" style:rel-width="scale" style:rel-height="scale"><draw:text-box><text:p text:style-name="P2">Busy State</text:p></draw:text-box><svg:title/><svg:desc/></draw:frame><draw:frame draw:z-index="251675648" draw:id="id1" draw:style-name="a1" draw:name="Text Box 181" text:anchor-type="paragraph" svg:x="4.88395in" svg:y="5.77918in" svg:width="1.49028in" svg:height="0.41806in" style:rel-width="scale" style:rel-height="scale"><draw:text-box><text:p text:style-name="P3">Available States</text:p></draw:text-box><svg:title/><svg:desc/></draw:frame><draw:frame draw:z-index="251673600" draw:id="id2" draw:style-name="a2" draw:name="Text Box 179" text:anchor-type="paragraph" svg:x="8.81111in" svg:y="4.65625in" svg:width="0.8125in" svg:height="0.625in" style:rel-width="scale" style:rel-height="scale"><draw:text-box><text:p text:style-name="P4"><text:span text:style-name="T5">B</text:span></text:p></draw:text-box><svg:title/><svg:desc/></draw:frame><draw:custom-shape svg:x="8.70694in" svg:y="4.52014in" svg:width="1.01042in" svg:height="1in" draw:z-index="251674624" draw:id="id3" draw:style-name="a3" draw:name="Oval 180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6.17153in" svg:y="4.53125in" svg:width="1.01042in" svg:height="1in" draw:z-index="251671552" draw:id="id4" draw:style-name="a4" draw:name="Oval 177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frame draw:z-index="251669504" draw:id="id5" draw:style-name="a5" draw:name="Text Box 178" text:anchor-type="paragraph" svg:x="6.27569in" svg:y="4.6875in" svg:width="0.8125in" svg:height="0.625in" style:rel-width="scale" style:rel-height="scale"><draw:text-box><text:p text:style-name="P6"><text:span text:style-name="T7">C</text:span></text:p></draw:text-box><svg:title/><svg:desc/></draw:frame><draw:frame draw:z-index="251666432" draw:id="id6" draw:style-name="a6" draw:name="Text Box 174" text:anchor-type="paragraph" svg:x="4.34375in" svg:y="4.70833in" svg:width="0.8125in" svg:height="0.625in" style:rel-width="scale" style:rel-height="scale"><draw:text-box><text:p text:style-name="P8"><text:span text:style-name="T9">A</text:span></text:p></draw:text-box><svg:title/><svg:desc/></draw:frame><draw:custom-shape svg:x="4.23958in" svg:y="4.53125in" svg:width="1.01042in" svg:height="1in" draw:z-index="251670528" draw:id="id7" draw:style-name="a7" draw:name="Oval 169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4.15625in" svg:y="4.38542in" svg:width="3.11389in" svg:height="1.28125in" draw:z-index="251665408" draw:id="id8" draw:style-name="a8" draw:name="Rounded Rectangle 173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8854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1.11458in" svg:y="1.4684in" svg:width="1.5875in" svg:height="2.47292in" draw:z-index="251659264" draw:id="id9" draw:style-name="a9" draw:name="Oval 64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g draw:name="Canvas 3" draw:id="id164" draw:style-name="a185" text:anchor-type="as-char"><svg:title/><svg:desc/><draw:g draw:name="Group 33" draw:id="id15"><svg:title/><svg:desc/><draw:custom-shape svg:x="1.05489in" svg:y="0.8751in" svg:width="0.4148in" svg:height="0.3999in" draw:id="id10" draw:style-name="a10" draw:name="Arc 28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29" draw:id="id13"><svg:title/><svg:desc/><draw:custom-shape svg:width="0.2483in" svg:height="0.23578in" draw:id="id11" draw:style-name="a11" draw:transform="translate(-0.12415in -0.11789in) rotate(-2.36438) translate(1.25912in 1.07696in)" draw:name="Pie 31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1.16736in" svg:y="1.04929in" svg:width="0.18137in" svg:height="0.15377in" draw:id="id12" draw:style-name="a12" draw:name="Round Single Corner Rectangle 32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1.1609in" svg:y="1.08435in" svg:width="0.18349in" svg:height="0.30744in" draw:id="id14" draw:style-name="a13" draw:name="Isosceles Triangle 30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g draw:name="Group 34" draw:id="id21"><svg:title/><svg:desc/><draw:custom-shape svg:x="0.69307in" svg:y="2.28165in" svg:width="0.41476in" svg:height="0.39956in" draw:id="id16" draw:style-name="a14" draw:name="Arc 35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36" draw:id="id19"><svg:title/><svg:desc/><draw:custom-shape svg:width="0.24828in" svg:height="0.23559in" draw:id="id17" draw:style-name="a15" draw:transform="translate(-0.12414in -0.11779in) rotate(-2.36438) translate(0.89728in 2.48334in)" draw:name="Pie 38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0.80553in" svg:y="2.45569in" svg:width="0.18135in" svg:height="0.15365in" draw:id="id18" draw:style-name="a16" draw:name="Round Single Corner Rectangle 39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0.79907in" svg:y="2.49072in" svg:width="0.18348in" svg:height="0.30719in" draw:id="id20" draw:style-name="a17" draw:name="Isosceles Triangle 37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g draw:name="Group 40" draw:id="id27"><svg:title/><svg:desc/><draw:custom-shape svg:x="1.43969in" svg:y="1.73819in" svg:width="0.41476in" svg:height="0.39956in" draw:id="id22" draw:style-name="a18" draw:name="Arc 41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42" draw:id="id25"><svg:title/><svg:desc/><draw:custom-shape svg:width="0.24828in" svg:height="0.23559in" draw:id="id23" draw:style-name="a19" draw:transform="translate(-0.12414in -0.11779in) rotate(-2.36438) translate(1.64391in 1.93988in)" draw:name="Pie 44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1.55215in" svg:y="1.91223in" svg:width="0.18135in" svg:height="0.15365in" draw:id="id24" draw:style-name="a20" draw:name="Round Single Corner Rectangle 45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1.54569in" svg:y="1.94726in" svg:width="0.18348in" svg:height="0.30719in" draw:id="id26" draw:style-name="a21" draw:name="Isosceles Triangle 43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g draw:name="Group 46" draw:id="id33"><svg:title/><svg:desc/><draw:custom-shape svg:x="1.36657in" svg:y="2.62924in" svg:width="0.41476in" svg:height="0.39956in" draw:id="id28" draw:style-name="a22" draw:name="Arc 47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48" draw:id="id31"><svg:title/><svg:desc/><draw:custom-shape svg:width="0.24828in" svg:height="0.23559in" draw:id="id29" draw:style-name="a23" draw:transform="translate(-0.12414in -0.11779in) rotate(-2.36438) translate(1.57078in 2.83094in)" draw:name="Pie 50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1.47902in" svg:y="2.80328in" svg:width="0.18135in" svg:height="0.15365in" draw:id="id30" draw:style-name="a24" draw:name="Round Single Corner Rectangle 51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1.47256in" svg:y="2.83831in" svg:width="0.18348in" svg:height="0.30719in" draw:id="id32" draw:style-name="a25" draw:name="Isosceles Triangle 49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g draw:name="Group 52" draw:id="id39"><svg:title/><svg:desc/><draw:custom-shape svg:x="0.69121in" svg:y="1.46959in" svg:width="0.41476in" svg:height="0.39956in" draw:id="id34" draw:style-name="a26" draw:name="Arc 53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54" draw:id="id37"><svg:title/><svg:desc/><draw:custom-shape svg:width="0.24828in" svg:height="0.23559in" draw:id="id35" draw:style-name="a27" draw:transform="translate(-0.12414in -0.11779in) rotate(-2.36438) translate(0.89543in 1.67129in)" draw:name="Pie 56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0.80367in" svg:y="1.64363in" svg:width="0.18135in" svg:height="0.15365in" draw:id="id36" draw:style-name="a28" draw:name="Round Single Corner Rectangle 57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0.79721in" svg:y="1.67866in" svg:width="0.18348in" svg:height="0.30719in" draw:id="id38" draw:style-name="a29" draw:name="Isosceles Triangle 55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g draw:name="Group 58" draw:id="id45"><svg:title/><svg:desc/><draw:custom-shape svg:x="2.97888in" svg:y="1.6523in" svg:width="0.41476in" svg:height="0.39956in" draw:id="id40" draw:style-name="a30" draw:name="Arc 59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60" draw:id="id43"><svg:title/><svg:desc/><draw:custom-shape svg:width="0.24828in" svg:height="0.23559in" draw:id="id41" draw:style-name="a31" draw:transform="translate(-0.12414in -0.11779in) rotate(-2.36438) translate(3.18309in 1.854in)" draw:name="Pie 62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3.09134in" svg:y="1.82634in" svg:width="0.18135in" svg:height="0.15365in" draw:id="id42" draw:style-name="a32" draw:name="Round Single Corner Rectangle 63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3.08488in" svg:y="1.86138in" svg:width="0.18348in" svg:height="0.30719in" draw:id="id44" draw:style-name="a33" draw:name="Isosceles Triangle 61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connector draw:type="line" svg:x1="1.25796in" svg:y1="1.0492in" svg:x2="3.18185in" svg:y2="1.82623in" draw:id="id46" draw:style-name="a35" draw:name="Straight Arrow Connector 2"><svg:title/><svg:desc/></draw:connector><draw:connector draw:type="line" svg:x1="0.88888in" svg:y1="1.67855in" svg:x2="3.18185in" svg:y2="1.82623in" draw:id="id47" draw:style-name="a37" draw:name="Straight Arrow Connector 6"><svg:title/><svg:desc/></draw:connector><draw:connector draw:type="line" svg:x1="0.89075in" svg:y1="2.49058in" svg:x2="3.17645in" svg:y2="1.86126in" draw:id="id48" draw:style-name="a39" draw:name="Straight Arrow Connector 7"><svg:title/><svg:desc/></draw:connector><draw:connector draw:type="line" svg:x1="1.63732in" svg:y1="1.94715in" svg:x2="3.17645in" svg:y2="1.86127in" draw:id="id49" draw:style-name="a41" draw:name="Straight Arrow Connector 9"><svg:title/><svg:desc/></draw:connector><draw:connector draw:type="line" svg:x1="1.56421in" svg:y1="2.83815in" svg:x2="3.18185in" svg:y2="1.82623in" draw:id="id50" draw:style-name="a43" draw:name="Straight Arrow Connector 10"><svg:title/><svg:desc/></draw:connector><draw:g draw:name="Group 65" draw:id="id56"><svg:title/><svg:desc/><draw:custom-shape svg:x="2.03187in" svg:y="0.64733in" svg:width="0.41476in" svg:height="0.39956in" draw:id="id51" draw:style-name="a45" draw:name="Arc 66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67" draw:id="id54"><svg:title/><svg:desc/><draw:custom-shape svg:width="0.24828in" svg:height="0.23559in" draw:id="id52" draw:style-name="a47" draw:transform="translate(-0.12414in -0.11779in) rotate(-2.36438) translate(2.23608in 0.84902in)" draw:name="Pie 69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2.14433in" svg:y="0.82137in" svg:width="0.18135in" svg:height="0.15365in" draw:id="id53" draw:style-name="a49" draw:name="Round Single Corner Rectangle 70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2.13787in" svg:y="0.8564in" svg:width="0.18348in" svg:height="0.30719in" draw:id="id55" draw:style-name="a51" draw:name="Isosceles Triangle 68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g draw:name="Group 83" draw:id="id62"><svg:title/><svg:desc/><draw:custom-shape svg:x="1.56436in" svg:y="0in" svg:width="0.41476in" svg:height="0.39956in" draw:id="id57" draw:style-name="a53" draw:name="Arc 84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85" draw:id="id60"><svg:title/><svg:desc/><draw:custom-shape svg:width="0.24828in" svg:height="0.23559in" draw:id="id58" draw:style-name="a55" draw:transform="translate(-0.12414in -0.11779in) rotate(-2.36438) translate(1.76857in 0.2017in)" draw:name="Pie 87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1.67682in" svg:y="0.17405in" svg:width="0.18135in" svg:height="0.15365in" draw:id="id59" draw:style-name="a57" draw:name="Round Single Corner Rectangle 88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1.67036in" svg:y="0.20908in" svg:width="0.18348in" svg:height="0.30719in" draw:id="id61" draw:style-name="a59" draw:name="Isosceles Triangle 86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g draw:name="Group 89" draw:id="id68"><svg:title/><svg:desc/><draw:custom-shape svg:x="2.84103in" svg:y="0.80317in" svg:width="0.41476in" svg:height="0.39956in" draw:id="id63" draw:style-name="a61" draw:name="Arc 90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91" draw:id="id66"><svg:title/><svg:desc/><draw:custom-shape svg:width="0.24828in" svg:height="0.23559in" draw:id="id64" draw:style-name="a63" draw:transform="translate(-0.12414in -0.11779in) rotate(-2.36438) translate(3.04524in 1.00486in)" draw:name="Pie 93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2.95348in" svg:y="0.97721in" svg:width="0.18135in" svg:height="0.15365in" draw:id="id65" draw:style-name="a65" draw:name="Round Single Corner Rectangle 94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2.94702in" svg:y="1.01224in" svg:width="0.18348in" svg:height="0.30719in" draw:id="id67" draw:style-name="a67" draw:name="Isosceles Triangle 92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g draw:name="Group 95" draw:id="id74"><svg:title/><svg:desc/><draw:custom-shape svg:x="2.58929in" svg:y="2.34955in" svg:width="0.41476in" svg:height="0.39956in" draw:id="id69" draw:style-name="a69" draw:name="Arc 96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97" draw:id="id72"><svg:title/><svg:desc/><draw:custom-shape svg:width="0.24828in" svg:height="0.23559in" draw:id="id70" draw:style-name="a71" draw:transform="translate(-0.12414in -0.11779in) rotate(-2.36438) translate(2.7935in 2.55125in)" draw:name="Pie 99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2.70175in" svg:y="2.52359in" svg:width="0.18135in" svg:height="0.15365in" draw:id="id71" draw:style-name="a73" draw:name="Round Single Corner Rectangle 100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2.69529in" svg:y="2.55863in" svg:width="0.18348in" svg:height="0.30719in" draw:id="id73" draw:style-name="a75" draw:name="Isosceles Triangle 98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g draw:name="Group 101" draw:id="id80"><svg:title/><svg:desc/><draw:custom-shape svg:x="3.33851in" svg:y="0.17382in" svg:width="0.41476in" svg:height="0.39956in" draw:id="id75" draw:style-name="a77" draw:name="Arc 102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103" draw:id="id78"><svg:title/><svg:desc/><draw:custom-shape svg:width="0.24828in" svg:height="0.23559in" draw:id="id76" draw:style-name="a79" draw:transform="translate(-0.12414in -0.11779in) rotate(-2.36438) translate(3.54272in 0.37552in)" draw:name="Pie 105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3.45097in" svg:y="0.34786in" svg:width="0.18135in" svg:height="0.15365in" draw:id="id77" draw:style-name="a81" draw:name="Round Single Corner Rectangle 106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3.44451in" svg:y="0.3829in" svg:width="0.18348in" svg:height="0.30719in" draw:id="id79" draw:style-name="a83" draw:name="Isosceles Triangle 104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g draw:name="Group 107" draw:id="id86"><svg:title/><svg:desc/><draw:custom-shape svg:x="0.13785in" svg:y="0.70727in" svg:width="0.41476in" svg:height="0.39956in" draw:id="id81" draw:style-name="a85" draw:name="Arc 108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109" draw:id="id84"><svg:title/><svg:desc/><draw:custom-shape svg:width="0.24828in" svg:height="0.23559in" draw:id="id82" draw:style-name="a87" draw:transform="translate(-0.12414in -0.11779in) rotate(-2.36438) translate(0.34205in 0.90896in)" draw:name="Pie 111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0.25031in" svg:y="0.88131in" svg:width="0.18135in" svg:height="0.15365in" draw:id="id83" draw:style-name="a89" draw:name="Round Single Corner Rectangle 112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0.24385in" svg:y="0.91634in" svg:width="0.18348in" svg:height="0.30719in" draw:id="id85" draw:style-name="a91" draw:name="Isosceles Triangle 110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g draw:name="Group 113" draw:id="id92"><svg:title/><svg:desc/><draw:custom-shape svg:x="3.48236in" svg:y="2.3975in" svg:width="0.41476in" svg:height="0.39956in" draw:id="id87" draw:style-name="a93" draw:name="Arc 114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115" draw:id="id90"><svg:title/><svg:desc/><draw:custom-shape svg:width="0.24828in" svg:height="0.23559in" draw:id="id88" draw:style-name="a95" draw:transform="translate(-0.12414in -0.11779in) rotate(-2.36438) translate(3.68656in 2.5992in)" draw:name="Pie 117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3.59481in" svg:y="2.57154in" svg:width="0.18135in" svg:height="0.15365in" draw:id="id89" draw:style-name="a97" draw:name="Round Single Corner Rectangle 118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3.58835in" svg:y="2.60657in" svg:width="0.18348in" svg:height="0.30719in" draw:id="id91" draw:style-name="a99" draw:name="Isosceles Triangle 116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g draw:name="Group 119" draw:id="id98"><svg:title/><svg:desc/><draw:custom-shape svg:x="3.59025in" svg:y="1.59434in" svg:width="0.41476in" svg:height="0.39956in" draw:id="id93" draw:style-name="a101" draw:name="Arc 120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121" draw:id="id96"><svg:title/><svg:desc/><draw:custom-shape svg:width="0.24828in" svg:height="0.23559in" draw:id="id94" draw:style-name="a103" draw:transform="translate(-0.12414in -0.11779in) rotate(-2.36438) translate(3.79446in 1.79603in)" draw:name="Pie 123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3.7027in" svg:y="1.76838in" svg:width="0.18135in" svg:height="0.15365in" draw:id="id95" draw:style-name="a105" draw:name="Round Single Corner Rectangle 124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3.69624in" svg:y="1.80341in" svg:width="0.18348in" svg:height="0.30719in" draw:id="id97" draw:style-name="a107" draw:name="Isosceles Triangle 122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g draw:name="Group 125" draw:id="id104"><svg:title/><svg:desc/><draw:custom-shape svg:x="3.05681in" svg:y="2.73315in" svg:width="0.41476in" svg:height="0.39956in" draw:id="id99" draw:style-name="a109" draw:name="Arc 126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127" draw:id="id102"><svg:title/><svg:desc/><draw:custom-shape svg:width="0.24828in" svg:height="0.23559in" draw:id="id100" draw:style-name="a111" draw:transform="translate(-0.12414in -0.11779in) rotate(-2.36438) translate(3.26101in 2.93485in)" draw:name="Pie 129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3.16926in" svg:y="2.90719in" svg:width="0.18135in" svg:height="0.15365in" draw:id="id101" draw:style-name="a113" draw:name="Round Single Corner Rectangle 130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3.1628in" svg:y="2.94223in" svg:width="0.18348in" svg:height="0.30719in" draw:id="id103" draw:style-name="a115" draw:name="Isosceles Triangle 128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g draw:name="Group 131" draw:id="id110"><svg:title/><svg:desc/><draw:custom-shape svg:x="3.36248in" svg:y="0.97099in" svg:width="0.41476in" svg:height="0.39956in" draw:id="id105" draw:style-name="a117" draw:name="Arc 132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133" draw:id="id108"><svg:title/><svg:desc/><draw:custom-shape svg:width="0.24828in" svg:height="0.23559in" draw:id="id106" draw:style-name="a119" draw:transform="translate(-0.12414in -0.11779in) rotate(-2.36438) translate(3.56669in 1.17268in)" draw:name="Pie 135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3.47494in" svg:y="1.14503in" svg:width="0.18135in" svg:height="0.15365in" draw:id="id107" draw:style-name="a121" draw:name="Round Single Corner Rectangle 136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3.46848in" svg:y="1.18006in" svg:width="0.18348in" svg:height="0.30719in" draw:id="id109" draw:style-name="a123" draw:name="Isosceles Triangle 134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g draw:name="Group 137" draw:id="id116"><svg:title/><svg:desc/><draw:custom-shape svg:x="0.49748in" svg:y="0.07792in" svg:width="0.41476in" svg:height="0.39956in" draw:id="id111" draw:style-name="a125" draw:name="Arc 138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139" draw:id="id114"><svg:title/><svg:desc/><draw:custom-shape svg:width="0.24828in" svg:height="0.23559in" draw:id="id112" draw:style-name="a127" draw:transform="translate(-0.12414in -0.11779in) rotate(-2.36438) translate(0.70169in 0.27962in)" draw:name="Pie 141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0.60993in" svg:y="0.25196in" svg:width="0.18135in" svg:height="0.15365in" draw:id="id113" draw:style-name="a129" draw:name="Round Single Corner Rectangle 142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0.60347in" svg:y="0.28699in" svg:width="0.18348in" svg:height="0.30719in" draw:id="id115" draw:style-name="a131" draw:name="Isosceles Triangle 140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g draw:name="Group 143" draw:id="id122"><svg:title/><svg:desc/><draw:custom-shape svg:x="0in" svg:y="1.27067in" svg:width="0.41476in" svg:height="0.39956in" draw:id="id117" draw:style-name="a133" draw:name="Arc 144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145" draw:id="id120"><svg:title/><svg:desc/><draw:custom-shape svg:width="0.24828in" svg:height="0.23559in" draw:id="id118" draw:style-name="a135" draw:transform="translate(-0.12414in -0.11779in) rotate(-2.36438) translate(0.2042in 1.47237in)" draw:name="Pie 147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0.11245in" svg:y="1.44471in" svg:width="0.18135in" svg:height="0.15365in" draw:id="id119" draw:style-name="a137" draw:name="Round Single Corner Rectangle 148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0.10599in" svg:y="1.47975in" svg:width="0.18348in" svg:height="0.30719in" draw:id="id121" draw:style-name="a139" draw:name="Isosceles Triangle 146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g draw:name="Group 149" draw:id="id128"><svg:title/><svg:desc/><draw:custom-shape svg:x="2.0978in" svg:y="2.54734in" svg:width="0.41476in" svg:height="0.39956in" draw:id="id123" draw:style-name="a141" draw:name="Arc 150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151" draw:id="id126"><svg:title/><svg:desc/><draw:custom-shape svg:width="0.24828in" svg:height="0.23559in" draw:id="id124" draw:style-name="a143" draw:transform="translate(-0.12414in -0.11779in) rotate(-2.36438) translate(2.30202in 2.74904in)" draw:name="Pie 153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2.21026in" svg:y="2.72139in" svg:width="0.18135in" svg:height="0.15365in" draw:id="id125" draw:style-name="a145" draw:name="Round Single Corner Rectangle 154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2.2038in" svg:y="2.75642in" svg:width="0.18348in" svg:height="0.30719in" draw:id="id127" draw:style-name="a147" draw:name="Isosceles Triangle 152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g draw:name="Group 155" draw:id="id134"><svg:title/><svg:desc/><draw:custom-shape svg:x="2.54134in" svg:y="0.12587in" svg:width="0.41476in" svg:height="0.39956in" draw:id="id129" draw:style-name="a149" draw:name="Arc 156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157" draw:id="id132"><svg:title/><svg:desc/><draw:custom-shape svg:width="0.24828in" svg:height="0.23559in" draw:id="id130" draw:style-name="a151" draw:transform="translate(-0.12414in -0.11779in) rotate(-2.36438) translate(2.74554in 0.32757in)" draw:name="Pie 159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2.65379in" svg:y="0.29991in" svg:width="0.18135in" svg:height="0.15365in" draw:id="id131" draw:style-name="a153" draw:name="Round Single Corner Rectangle 160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2.64733in" svg:y="0.33494in" svg:width="0.18348in" svg:height="0.30719in" draw:id="id133" draw:style-name="a155" draw:name="Isosceles Triangle 158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g draw:name="Group 161" draw:id="id140"><svg:title/><svg:desc/><draw:custom-shape svg:x="4.56123in" svg:y="0.13786in" svg:width="0.41476in" svg:height="0.39956in" draw:id="id135" draw:style-name="a157" draw:name="Arc 162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163" draw:id="id138"><svg:title/><svg:desc/><draw:custom-shape svg:width="0.24828in" svg:height="0.23559in" draw:id="id136" draw:style-name="a159" draw:transform="translate(-0.12414in -0.11779in) rotate(-2.36438) translate(4.76544in 0.33955in)" draw:name="Pie 165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4.67368in" svg:y="0.3119in" svg:width="0.18135in" svg:height="0.15365in" draw:id="id137" draw:style-name="a161" draw:name="Round Single Corner Rectangle 166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4.66722in" svg:y="0.34693in" svg:width="0.18348in" svg:height="0.30719in" draw:id="id139" draw:style-name="a163" draw:name="Isosceles Triangle 164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g draw:name="Group 167" draw:id="id146"><svg:title/><svg:desc/><draw:custom-shape svg:x="4.54924in" svg:y="0.89907in" svg:width="0.41476in" svg:height="0.39956in" draw:id="id141" draw:style-name="a165" draw:name="Arc 168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169" draw:id="id144"><svg:title/><svg:desc/><draw:custom-shape svg:width="0.24828in" svg:height="0.23559in" draw:id="id142" draw:style-name="a167" draw:transform="translate(-0.12414in -0.11779in) rotate(-2.36438) translate(4.75344in 1.10076in)" draw:name="Pie 171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4.6617in" svg:y="1.07311in" svg:width="0.18135in" svg:height="0.15365in" draw:id="id143" draw:style-name="a169" draw:name="Round Single Corner Rectangle 172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4.65524in" svg:y="1.10814in" svg:width="0.18348in" svg:height="0.30719in" draw:id="id145" draw:style-name="a171" draw:name="Isosceles Triangle 170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g draw:name="Group 173" draw:id="id152"><svg:title/><svg:desc/><draw:custom-shape svg:x="4.56722in" svg:y="2.36753in" svg:width="0.41476in" svg:height="0.39956in" draw:id="id147" draw:style-name="a172" draw:name="Arc 174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175" draw:id="id150"><svg:title/><svg:desc/><draw:custom-shape svg:width="0.24828in" svg:height="0.23559in" draw:id="id148" draw:style-name="a173" draw:transform="translate(-0.12414in -0.11779in) rotate(-2.36438) translate(4.77142in 2.56923in)" draw:name="Pie 177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4.67968in" svg:y="2.54158in" svg:width="0.18135in" svg:height="0.15365in" draw:id="id149" draw:style-name="a174" draw:name="Round Single Corner Rectangle 178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4.67322in" svg:y="2.57661in" svg:width="0.18348in" svg:height="0.30719in" draw:id="id151" draw:style-name="a175" draw:name="Isosceles Triangle 176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g draw:name="Group 179" draw:id="id158"><svg:title/><svg:desc/><draw:custom-shape svg:x="4.56123in" svg:y="1.61231in" svg:width="0.41476in" svg:height="0.39956in" draw:id="id153" draw:style-name="a176" draw:name="Arc 180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181" draw:id="id156"><svg:title/><svg:desc/><draw:custom-shape svg:width="0.24828in" svg:height="0.23559in" draw:id="id154" draw:style-name="a177" draw:transform="translate(-0.12414in -0.11779in) rotate(-2.36438) translate(4.76544in 1.81401in)" draw:name="Pie 183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4.67368in" svg:y="1.78636in" svg:width="0.18135in" svg:height="0.15365in" draw:id="id155" draw:style-name="a178" draw:name="Round Single Corner Rectangle 184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4.66722in" svg:y="1.82139in" svg:width="0.18348in" svg:height="0.30719in" draw:id="id157" draw:style-name="a179" draw:name="Isosceles Triangle 182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frame draw:id="id159" draw:style-name="a180" draw:name="Text Box 12" svg:x="5.19122in" svg:y="0.20484in" svg:width="1.10912in" svg:height="0.25173in" style:rel-width="scale" style:rel-height="scale"><draw:text-box><text:p text:style-name="P10">Primary receiver</text:p></draw:text-box><svg:title/><svg:desc/></draw:frame><draw:frame draw:id="id160" draw:style-name="a181" draw:name="Text Box 12" svg:x="5.22594in" svg:y="1.00061in" svg:width="1.07439in" svg:height="0.25173in" style:rel-width="scale" style:rel-height="scale"><draw:text-box><text:p text:style-name="P11"><text:span text:style-name="T12">Primary transmitter</text:span></text:p></draw:text-box><svg:title/><svg:desc/></draw:frame><draw:frame draw:id="id161" draw:style-name="a182" draw:name="Text Box 12" svg:x="5.2335in" svg:y="1.68974in" svg:width="1.06045in" svg:height="0.25173in" style:rel-width="scale" style:rel-height="scale"><draw:text-box><text:p text:style-name="P13"><text:span text:style-name="T14">Secondary sink node transmitter</text:span></text:p></draw:text-box><svg:title/><svg:desc/></draw:frame><draw:frame draw:id="id162" draw:style-name="a183" draw:name="Text Box 12" svg:x="5.18998in" svg:y="2.52868in" svg:width="1.11035in" svg:height="0.25093in" style:rel-width="scale" style:rel-height="scale"><draw:text-box><text:p text:style-name="P15"><text:span text:style-name="T16">Secondary transmitter</text:span></text:p></draw:text-box><svg:title/><svg:desc/></draw:frame><draw:custom-shape svg:x="4.46634in" svg:y="0.0011in" svg:width="1.88755in" svg:height="3.01471in" draw:id="id163" draw:style-name="a184" draw:name="Rectangle 13"><svg:title/><svg:desc/><draw:enhanced-geometry draw:type="non-primitive" svg:viewBox="0 0 21600 21600" draw:enhanced-path="M 0 0 L 21600 0 21600 21600 0 21600 Z N"/></draw:custom-shape></draw:g><draw:g draw:name="Canvas 27" draw:id="id170" draw:style-name="a190" text:anchor-type="as-char"><svg:title/><svg:desc/><draw:custom-shape svg:x="0in" svg:y="0in" svg:width="1in" svg:height="1.01528in" draw:id="id165" draw:style-name="a186" draw:name="Arc 22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23" draw:id="id168"><svg:title/><svg:desc/><draw:custom-shape svg:width="0.59896in" svg:height="0.59896in" draw:id="id166" draw:style-name="a187" draw:transform="translate(-0.29948in -0.29948in) rotate(-2.36438) translate(0.49219in 0.51302in)" draw:name="Pie 24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0.27083in" svg:y="0.44271in" svg:width="0.4375in" svg:height="0.39063in" draw:id="id167" draw:style-name="a188" draw:name="Round Single Corner Rectangle 25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0.25521in" svg:y="0.53125in" svg:width="0.44271in" svg:height="0.78125in" draw:id="id169" draw:style-name="a189" draw:name="Isosceles Triangle 26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draw:g draw:name="Canvas 4" draw:id="id176" draw:style-name="a195" text:anchor-type="as-char"><svg:title/><svg:desc/><draw:custom-shape svg:x="0in" svg:y="0in" svg:width="1in" svg:height="1.01528in" draw:id="id171" draw:style-name="a191" draw:name="Arc 8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26, -179, -232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36"/><draw:equation draw:name="f15" draw:formula="322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g draw:name="Group 18" draw:id="id174"><svg:title/><svg:desc/><draw:custom-shape svg:width="0.59896in" svg:height="0.59896in" draw:id="id172" draw:style-name="a192" draw:transform="translate(-0.29948in -0.29948in) rotate(-2.36438) translate(0.49219in 0.51302in)" draw:name="Pie 16"><svg:title/><svg:desc/><draw:enhanced-geometry draw:path-stretchpoint-x="21600" draw:path-stretchpoint-y="21600" draw:type="non-primitive" svg:viewBox="0 0 21600 21600" draw:enhanced-path="M ?f91 ?f92 A ?f125 ?f126 ?f127 ?f128 ?f91 ?f92 ?f122 ?f124  W ?f129 ?f130 ?f131 ?f132 ?f91 ?f92 ?f122 ?f124 L ?f41 ?f40 Z N" draw:text-areas="?f64 ?f66 ?f65 ?f67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180"/><draw:equation draw:name="f11" draw:formula="0"/><draw:equation draw:name="f12" draw:formula="0 - 1"/><draw:equation draw:name="f13" draw:formula="270"/><draw:equation draw:name="f14" draw:formula="2700000 + ?f1"/><draw:equation draw:name="f15" draw:formula="0 - ?f13"/><draw:equation draw:name="f16" draw:formula="0 - ?f10"/><draw:equation draw:name="f17" draw:formula="?f15 * ?f0"/><draw:equation draw:name="f18" draw:formula="?f16 * ?f0"/><draw:equation draw:name="f19" draw:formula="?f14 - ?f1"/><draw:equation draw:name="f20" draw:formula="?f7 / 21600"/><draw:equation draw:name="f21" draw:formula="?f6 / 21600"/><draw:equation draw:name="f22" draw:formula="21600 * ?f7"/><draw:equation draw:name="f23" draw:formula="21600 * ?f6"/><draw:equation draw:name="f24" draw:formula="?f17 / ?f10"/><draw:equation draw:name="f25" draw:formula="?f18 / ?f10"/><draw:equation draw:name="f26" draw:formula="min(?f21, ?f20)"/><draw:equation draw:name="f27" draw:formula="?f22 / ?f8"/><draw:equation draw:name="f28" draw:formula="?f23 / ?f8"/><draw:equation draw:name="f29" draw:formula="?f24 - ?f1"/><draw:equation draw:name="f30" draw:formula="?f25 - ?f1"/><draw:equation draw:name="f31" draw:formula="0 - ?f29"/><draw:equation draw:name="f32" draw:formula="0 - ?f30"/><draw:equation draw:name="f33" draw:formula="?f28 - ?f11"/><draw:equation draw:name="f34" draw:formula="?f27 - ?f11"/><draw:equation draw:name="f35" draw:formula="?f32 - ?f31"/><draw:equation draw:name="f36" draw:formula="?f31 + ?f1"/><draw:equation draw:name="f37" draw:formula="?f33 / 2"/><draw:equation draw:name="f38" draw:formula="?f34 / 2"/><draw:equation draw:name="f39" draw:formula="?f35 + 21600000"/><draw:equation draw:name="f40" draw:formula="?f11 + ?f37"/><draw:equation draw:name="f41" draw:formula="?f11 + ?f38"/><draw:equation draw:name="f42" draw:formula="if(?f35, ?f35, ?f39)"/><draw:equation draw:name="f43" draw:formula="?f38 * ?f26"/><draw:equation draw:name="f44" draw:formula="?f37 * ?f26"/><draw:equation draw:name="f45" draw:formula="?f19 + ?f1"/><draw:equation draw:name="f46" draw:formula="?f45 * ?f9 / ?f0"/><draw:equation draw:name="f47" draw:formula="0 - ?f46"/><draw:equation draw:name="f48" draw:formula="sin(?f47)"/><draw:equation draw:name="f49" draw:formula="0 - ?f48"/><draw:equation draw:name="f50" draw:formula="?f49"/><draw:equation draw:name="f51" draw:formula="cos(?f47)"/><draw:equation draw:name="f52" draw:formula="0 - ?f51"/><draw:equation draw:name="f53" draw:formula="?f52"/><draw:equation draw:name="f54" draw:formula="?f36 * ?f9 / ?f0"/><draw:equation draw:name="f55" draw:formula="0 - ?f54"/><draw:equation draw:name="f56" draw:formula="cos(?f55)"/><draw:equation draw:name="f57" draw:formula="0 - ?f56"/><draw:equation draw:name="f58" draw:formula="?f57"/><draw:equation draw:name="f59" draw:formula="sin(?f55)"/><draw:equation draw:name="f60" draw:formula="0 - ?f59"/><draw:equation draw:name="f61" draw:formula="?f60"/><draw:equation draw:name="f62" draw:formula="?f50 * ?f38"/><draw:equation draw:name="f63" draw:formula="?f53 * ?f37"/><draw:equation draw:name="f64" draw:formula="?f41 - ?f62"/><draw:equation draw:name="f65" draw:formula="?f41 + ?f62"/><draw:equation draw:name="f66" draw:formula="?f40 - ?f63"/><draw:equation draw:name="f67" draw:formula="?f40 + ?f63"/><draw:equation draw:name="f68" draw:formula="?f58 * ?f38"/><draw:equation draw:name="f69" draw:formula="?f61 * ?f37"/><draw:equation draw:name="f70" draw:formula="0 - ?f69"/><draw:equation draw:name="f71" draw:formula="0 - ?f68"/><draw:equation draw:name="f72" draw:formula="atan2(?f70, ?f71)"/><draw:equation draw:name="f73" draw:formula="0 - ?f72"/><draw:equation draw:name="f74" draw:formula="?f73 * ?f0 / ?f9"/><draw:equation draw:name="f75" draw:formula="?f74 - ?f1"/><draw:equation draw:name="f76" draw:formula="?f75 + ?f1"/><draw:equation draw:name="f77" draw:formula="?f76 * ?f9 / ?f0"/><draw:equation draw:name="f78" draw:formula="0 - ?f77"/><draw:equation draw:name="f79" draw:formula="sin(?f78)"/><draw:equation draw:name="f80" draw:formula="0 - ?f79"/><draw:equation draw:name="f81" draw:formula="?f80"/><draw:equation draw:name="f82" draw:formula="cos(?f78)"/><draw:equation draw:name="f83" draw:formula="0 - ?f82"/><draw:equation draw:name="f84" draw:formula="?f83"/><draw:equation draw:name="f85" draw:formula="0 - ?f81"/><draw:equation draw:name="f86" draw:formula="0 - ?f84"/><draw:equation draw:name="f87" draw:formula="?f12 * ?f85"/><draw:equation draw:name="f88" draw:formula="?f12 * ?f86"/><draw:equation draw:name="f89" draw:formula="?f87 * ?f38"/><draw:equation draw:name="f90" draw:formula="?f88 * ?f37"/><draw:equation draw:name="f91" draw:formula="?f41 + ?f89"/><draw:equation draw:name="f92" draw:formula="?f40 + ?f90"/><draw:equation draw:name="f93" draw:formula="21550000 - ?f42"/><draw:equation draw:name="f94" draw:formula="if(?f93, ?f42, 21550000)"/><draw:equation draw:name="f95" draw:formula="-21550000 - ?f94"/><draw:equation draw:name="f96" draw:formula="if(?f95, -21550000, ?f94)"/><draw:equation draw:name="f97" draw:formula="?f31 + ?f96"/><draw:equation draw:name="f98" draw:formula="?f57 * ?f43"/><draw:equation draw:name="f99" draw:formula="?f60 * ?f44"/><draw:equation draw:name="f100" draw:formula="sqrt(?f98 * ?f98 + ?f99 * ?f99 + 0 * 0)"/><draw:equation draw:name="f101" draw:formula="?f43 * ?f44 / ?f100"/><draw:equation draw:name="f102" draw:formula="?f60 * ?f101"/><draw:equation draw:name="f103" draw:formula="?f91 - ?f102"/><draw:equation draw:name="f104" draw:formula="?f57 * ?f101"/><draw:equation draw:name="f105" draw:formula="?f92 - ?f104"/><draw:equation draw:name="f106" draw:formula="?f103 - ?f43"/><draw:equation draw:name="f107" draw:formula="?f105 - ?f44"/><draw:equation draw:name="f108" draw:formula="?f103 + ?f43"/><draw:equation draw:name="f109" draw:formula="?f105 + ?f44"/><draw:equation draw:name="f110" draw:formula="?f97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43"/><draw:equation draw:name="f116" draw:formula="sin(?f112)"/><draw:equation draw:name="f117" draw:formula="0 - ?f116"/><draw:equation draw:name="f118" draw:formula="?f117 * ?f44"/><draw:equation draw:name="f119" draw:formula="sqrt(?f115 * ?f115 + ?f118 * ?f118 + 0 * 0)"/><draw:equation draw:name="f120" draw:formula="?f43 * ?f44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96, ?f91, ?f106)"/><draw:equation draw:name="f126" draw:formula="if(?f96, ?f92, ?f107)"/><draw:equation draw:name="f127" draw:formula="if(?f96, ?f91, ?f108)"/><draw:equation draw:name="f128" draw:formula="if(?f96, ?f92, ?f109)"/><draw:equation draw:name="f129" draw:formula="if(?f96, ?f106, ?f122)"/><draw:equation draw:name="f130" draw:formula="if(?f96, ?f107, ?f124)"/><draw:equation draw:name="f131" draw:formula="if(?f96, ?f108, ?f122)"/><draw:equation draw:name="f132" draw:formula="if(?f96, ?f109, ?f124)"/></draw:enhanced-geometry></draw:custom-shape><draw:custom-shape svg:x="0.27083in" svg:y="0.44271in" svg:width="0.4375in" svg:height="0.39063in" draw:id="id173" draw:style-name="a193" draw:name="Round Single Corner Rectangle 17"><svg:title/><svg:desc/><draw:enhanced-geometry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24 * 29289"/><draw:equation draw:name="f27" draw:formula="?f24 * ?f17"/><draw:equation draw:name="f28" draw:formula="?f26 / 100000"/><draw:equation draw:name="f29" draw:formula="?f18 - ?f28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0 + ?f33"/><draw:equation draw:name="f35" draw:formula="?f0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7"/><draw:equation draw:name="f41" draw:formula="sin(?f37)"/><draw:equation draw:name="f42" draw:formula="0 - ?f41"/><draw:equation draw:name="f43" draw:formula="?f42 * ?f27"/><draw:equation draw:name="f44" draw:formula="sqrt(?f40 * ?f40 + ?f43 * ?f43 + 0 * 0)"/><draw:equation draw:name="f45" draw:formula="?f27 * ?f27 / ?f44"/><draw:equation draw:name="f46" draw:formula="?f42 * ?f45"/><draw:equation draw:name="f47" draw:formula="?f25 - ?f46"/><draw:equation draw:name="f48" draw:formula="?f39 * ?f45"/><draw:equation draw:name="f49" draw:formula="?f11 - ?f48"/><draw:equation draw:name="f50" draw:formula="?f47 - ?f27"/><draw:equation draw:name="f51" draw:formula="?f49 - ?f27"/><draw:equation draw:name="f52" draw:formula="?f47 + ?f27"/><draw:equation draw:name="f53" draw:formula="?f49 + ?f27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7"/><draw:equation draw:name="f60" draw:formula="sin(?f56)"/><draw:equation draw:name="f61" draw:formula="0 - ?f60"/><draw:equation draw:name="f62" draw:formula="?f61 * ?f27"/><draw:equation draw:name="f63" draw:formula="sqrt(?f59 * ?f59 + ?f62 * ?f62 + 0 * 0)"/><draw:equation draw:name="f64" draw:formula="?f27 * ?f27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25, ?f50)"/><draw:equation draw:name="f70" draw:formula="if(?f33, ?f11, ?f51)"/><draw:equation draw:name="f71" draw:formula="if(?f33, ?f25, ?f52)"/><draw:equation draw:name="f72" draw:formula="if(?f33, ?f11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/draw:enhanced-geometry></draw:custom-shape></draw:g><draw:custom-shape svg:x="0.25521in" svg:y="0.53125in" svg:width="0.44271in" svg:height="0.78125in" draw:id="id175" draw:style-name="a194" draw:name="Isosceles Triangle 5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44" xlink:href="media/image1.png" xlink:show="embed" xlink:actuate="onLoad"/>
    <draw:fill-image draw:name="a146" xlink:href="media/image1.png" xlink:show="embed" xlink:actuate="onLoad"/>
    <draw:fill-image draw:name="a148" xlink:href="media/image1.png" xlink:show="embed" xlink:actuate="onLoad"/>
    <draw:fill-image draw:name="a120" xlink:href="media/image1.png" xlink:show="embed" xlink:actuate="onLoad"/>
    <draw:fill-image draw:name="a80" xlink:href="media/image2.png" xlink:show="embed" xlink:actuate="onLoad"/>
    <draw:fill-image draw:name="a122" xlink:href="media/image1.png" xlink:show="embed" xlink:actuate="onLoad"/>
    <draw:fill-image draw:name="a82" xlink:href="media/image2.png" xlink:show="embed" xlink:actuate="onLoad"/>
    <draw:fill-image draw:name="a124" xlink:href="media/image1.png" xlink:show="embed" xlink:actuate="onLoad"/>
    <draw:fill-image draw:name="a84" xlink:href="media/image2.png" xlink:show="embed" xlink:actuate="onLoad"/>
    <draw:fill-image draw:name="a126" xlink:href="media/image1.png" xlink:show="embed" xlink:actuate="onLoad"/>
    <draw:fill-image draw:name="a86" xlink:href="media/image2.png" xlink:show="embed" xlink:actuate="onLoad"/>
    <draw:fill-image draw:name="a170" xlink:href="media/image2.png" xlink:show="embed" xlink:actuate="onLoad"/>
    <draw:fill-image draw:name="a88" xlink:href="media/image2.png" xlink:show="embed" xlink:actuate="onLoad"/>
    <draw:fill-image draw:name="a128" xlink:href="media/image1.png" xlink:show="embed" xlink:actuate="onLoad"/>
    <draw:fill-image draw:name="a100" xlink:href="media/image1.png" xlink:show="embed" xlink:actuate="onLoad"/>
    <draw:fill-image draw:name="a60" xlink:href="media/image2.png" xlink:show="embed" xlink:actuate="onLoad"/>
    <draw:fill-image draw:name="a102" xlink:href="media/image1.png" xlink:show="embed" xlink:actuate="onLoad"/>
    <draw:fill-image draw:name="a62" xlink:href="media/image2.png" xlink:show="embed" xlink:actuate="onLoad"/>
    <draw:fill-image draw:name="a104" xlink:href="media/image1.png" xlink:show="embed" xlink:actuate="onLoad"/>
    <draw:fill-image draw:name="a64" xlink:href="media/image2.png" xlink:show="embed" xlink:actuate="onLoad"/>
    <draw:fill-image draw:name="a106" xlink:href="media/image1.png" xlink:show="embed" xlink:actuate="onLoad"/>
    <draw:fill-image draw:name="a66" xlink:href="media/image2.png" xlink:show="embed" xlink:actuate="onLoad"/>
    <draw:fill-image draw:name="a150" xlink:href="media/image1.png" xlink:show="embed" xlink:actuate="onLoad"/>
    <draw:fill-image draw:name="a108" xlink:href="media/image1.png" xlink:show="embed" xlink:actuate="onLoad"/>
    <draw:fill-image draw:name="a68" xlink:href="media/image2.png" xlink:show="embed" xlink:actuate="onLoad"/>
    <draw:fill-image draw:name="a152" xlink:href="media/image1.png" xlink:show="embed" xlink:actuate="onLoad"/>
    <draw:fill-image draw:name="a154" xlink:href="media/image1.png" xlink:show="embed" xlink:actuate="onLoad"/>
    <draw:fill-image draw:name="a156" xlink:href="media/image1.png" xlink:show="embed" xlink:actuate="onLoad"/>
    <draw:fill-image draw:name="a158" xlink:href="media/image1.png" xlink:show="embed" xlink:actuate="onLoad"/>
    <draw:fill-image draw:name="a44" xlink:href="media/image2.png" xlink:show="embed" xlink:actuate="onLoad"/>
    <draw:fill-image draw:name="a46" xlink:href="media/image2.png" xlink:show="embed" xlink:actuate="onLoad"/>
    <draw:fill-image draw:name="a90" xlink:href="media/image2.png" xlink:show="embed" xlink:actuate="onLoad"/>
    <draw:fill-image draw:name="a130" xlink:href="media/image1.png" xlink:show="embed" xlink:actuate="onLoad"/>
    <draw:fill-image draw:name="a48" xlink:href="media/image2.png" xlink:show="embed" xlink:actuate="onLoad"/>
    <draw:fill-image draw:name="a132" xlink:href="media/image1.png" xlink:show="embed" xlink:actuate="onLoad"/>
    <draw:fill-image draw:name="a92" xlink:href="media/image2.png" xlink:show="embed" xlink:actuate="onLoad"/>
    <draw:fill-image draw:name="a134" xlink:href="media/image1.png" xlink:show="embed" xlink:actuate="onLoad"/>
    <draw:fill-image draw:name="a94" xlink:href="media/image2.png" xlink:show="embed" xlink:actuate="onLoad"/>
    <draw:fill-image draw:name="a136" xlink:href="media/image1.png" xlink:show="embed" xlink:actuate="onLoad"/>
    <draw:fill-image draw:name="a96" xlink:href="media/image2.png" xlink:show="embed" xlink:actuate="onLoad"/>
    <draw:fill-image draw:name="a138" xlink:href="media/image1.png" xlink:show="embed" xlink:actuate="onLoad"/>
    <draw:fill-image draw:name="a98" xlink:href="media/image2.png" xlink:show="embed" xlink:actuate="onLoad"/>
    <draw:fill-image draw:name="a70" xlink:href="media/image2.png" xlink:show="embed" xlink:actuate="onLoad"/>
    <draw:fill-image draw:name="a110" xlink:href="media/image1.png" xlink:show="embed" xlink:actuate="onLoad"/>
    <draw:fill-image draw:name="a72" xlink:href="media/image2.png" xlink:show="embed" xlink:actuate="onLoad"/>
    <draw:fill-image draw:name="a112" xlink:href="media/image1.png" xlink:show="embed" xlink:actuate="onLoad"/>
    <draw:fill-image draw:name="a74" xlink:href="media/image2.png" xlink:show="embed" xlink:actuate="onLoad"/>
    <draw:fill-image draw:name="a114" xlink:href="media/image1.png" xlink:show="embed" xlink:actuate="onLoad"/>
    <draw:fill-image draw:name="a76" xlink:href="media/image2.png" xlink:show="embed" xlink:actuate="onLoad"/>
    <draw:fill-image draw:name="a116" xlink:href="media/image1.png" xlink:show="embed" xlink:actuate="onLoad"/>
    <draw:fill-image draw:name="a160" xlink:href="media/image1.png" xlink:show="embed" xlink:actuate="onLoad"/>
    <draw:fill-image draw:name="a78" xlink:href="media/image2.png" xlink:show="embed" xlink:actuate="onLoad"/>
    <draw:fill-image draw:name="a118" xlink:href="media/image1.png" xlink:show="embed" xlink:actuate="onLoad"/>
    <draw:fill-image draw:name="a162" xlink:href="media/image1.png" xlink:show="embed" xlink:actuate="onLoad"/>
    <draw:fill-image draw:name="a164" xlink:href="media/image2.png" xlink:show="embed" xlink:actuate="onLoad"/>
    <draw:fill-image draw:name="a50" xlink:href="media/image2.png" xlink:show="embed" xlink:actuate="onLoad"/>
    <draw:fill-image draw:name="a166" xlink:href="media/image2.png" xlink:show="embed" xlink:actuate="onLoad"/>
    <draw:fill-image draw:name="a52" xlink:href="media/image2.png" xlink:show="embed" xlink:actuate="onLoad"/>
    <draw:fill-image draw:name="a168" xlink:href="media/image2.png" xlink:show="embed" xlink:actuate="onLoad"/>
    <draw:fill-image draw:name="a54" xlink:href="media/image2.png" xlink:show="embed" xlink:actuate="onLoad"/>
    <draw:fill-image draw:name="a56" xlink:href="media/image2.png" xlink:show="embed" xlink:actuate="onLoad"/>
    <draw:fill-image draw:name="a140" xlink:href="media/image1.png" xlink:show="embed" xlink:actuate="onLoad"/>
    <draw:fill-image draw:name="a58" xlink:href="media/image2.png" xlink:show="embed" xlink:actuate="onLoad"/>
    <draw:fill-image draw:name="a142" xlink:href="media/image1.png" xlink:show="embed" xlink:actuate="onLoad"/>
    <draw:marker draw:name="a34" svg:viewBox="0 0 20 30" svg:d="m10 0-10 30h20z"/>
    <draw:marker draw:name="a40" svg:viewBox="0 0 20 30" svg:d="m10 0-10 30h20z"/>
    <draw:marker draw:name="a36" svg:viewBox="0 0 20 30" svg:d="m10 0-10 30h20z"/>
    <draw:marker draw:name="a42" svg:viewBox="0 0 20 30" svg:d="m10 0-10 30h20z"/>
    <draw:marker draw:name="a38" svg:viewBox="0 0 20 30" svg:d="m10 0-10 30h20z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i valehi</meta:initial-creator>
    <dc:creator>NAU Student</dc:creator>
    <meta:creation-date>2017-05-24T20:49:00Z</meta:creation-date>
    <dc:date>2017-05-24T20:49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3" meta:row-count="1" meta:non-whitespace-character-count="12"/>
  </office:meta>
</office:document-meta>
</file>